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1zu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zu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zu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12zu12</text:p>
          </table:table-cell>
          <table:table-cell table:number-columns-repeated="100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.00.0000</text:date>, <text:time style:data-style-name="N2" text:time-value="09:32:01.59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3:51:55.800000000</meta:creation-date>
    <meta:generator>LibreOffice/5.3.7.2$Windows_X86_64 LibreOffice_project/6b8ed514a9f8b44d37a1b96673cbbdd077e24059</meta:generator>
    <dc:date>2018-04-08T14:22:22.963000000</dc:date>
    <meta:editing-duration>PT17H29M52S</meta:editing-duration>
    <meta:editing-cycles>49</meta:editing-cycles>
    <meta:document-statistic meta:table-count="1" meta:cell-count="612" meta:object-count="0"/>
  </office:meta>
</office:document-meta>
</file>